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c4ca4" officeooo:paragraph-rsid="000c4ca4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c4ca4" officeooo:paragraph-rsid="000c4ca4" style:font-name-asian="Trebuchet MS" style:font-weight-asian="normal" style:font-name-complex="Trebuchet MS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4ca4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0df2ed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eb65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c4ca4" officeooo:paragraph-rsid="000c4ca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0c4ca4" officeooo:paragraph-rsid="000c4ca4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0df2e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df2ed" officeooo:paragraph-rsid="000df2e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0eb65b" officeooo:paragraph-rsid="000eb65b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0fc543" officeooo:paragraph-rsid="000fc543"/>
    </style:style>
    <style:style style:name="P13" style:family="paragraph" style:parent-style-name="Standard">
      <style:text-properties style:font-name="Times New Roman" fo:font-weight="normal" officeooo:rsid="000c4ca4" officeooo:paragraph-rsid="000c4ca4" style:font-name-asian="Trebuchet MS" style:font-weight-asian="normal" style:font-name-complex="Trebuchet MS" style:font-weight-complex="normal"/>
    </style:style>
    <style:style style:name="T1" style:family="text">
      <style:text-properties officeooo:rsid="000df2ed"/>
    </style:style>
    <style:style style:name="T2" style:family="text">
      <style:text-properties officeooo:rsid="000eb65b"/>
    </style:style>
    <style:style style:name="T3" style:family="text">
      <style:text-properties officeooo:rsid="000fc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FABETO</text:p>
      <text:p text:style-name="P1"/>
      <text:p text:style-name="P5">∑={final, int, byte, string, boolean, while, if, else, and, or, not , ==, =, ( , ), &lt;, &gt;, !=, &gt;=,&lt;= , +, ­, *, /,</text:p>
      <text:p text:style-name="P3">; ,begin, end ,readln, write, writeln, TRUE, FALSE, <text:span text:style-name="T2">identificador, constante, literal</text:span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8S</meta:editing-duration>
    <meta:editing-cycles>6</meta:editing-cycles>
    <meta:generator>LibreOffice/4.3.7.2$Linux_X86_64 LibreOffice_project/8a35821d8636a03b8bf4e15b48f59794652c68ba</meta:generator>
    <dc:date>2015-09-09T18:20:16.548651863</dc:date>
    <meta:document-statistic meta:table-count="0" meta:image-count="0" meta:object-count="0" meta:page-count="1" meta:paragraph-count="3" meta:word-count="39" meta:character-count="207" meta:non-whitespace-character-count="172"/>
    <meta:user-defined meta:name="Info 1"/>
    <meta:user-defined meta:name="Info 2"/>
    <meta:user-defined meta:name="Info 3"/>
    <meta:user-defined meta:name="Info 4"/>
  </office:meta>
</office:document-meta>
</file>